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-0.635cm" style:auto-text-indent="false"/>
      <style:text-properties officeooo:rsid="00028cd3" officeooo:paragraph-rsid="00028cd3"/>
    </style:style>
    <style:style style:name="P2" style:family="paragraph" style:parent-style-name="Standard">
      <style:paragraph-properties fo:margin-left="3.752cm" fo:margin-right="0cm" fo:text-indent="-0.635cm" style:auto-text-indent="false"/>
      <style:text-properties officeooo:rsid="00028cd3" officeooo:paragraph-rsid="00028cd3"/>
    </style:style>
    <style:style style:name="P3" style:family="paragraph" style:parent-style-name="Standard">
      <style:paragraph-properties fo:margin-left="3.752cm" fo:margin-right="0cm" fo:text-indent="-0.635cm" style:auto-text-indent="false"/>
      <style:text-properties officeooo:rsid="00028cd3" officeooo:paragraph-rsid="00050c29"/>
    </style:style>
    <style:style style:name="P4" style:family="paragraph" style:parent-style-name="Standard">
      <style:paragraph-properties fo:margin-left="3.752cm" fo:margin-right="0cm" fo:text-indent="-0.635cm" style:auto-text-indent="false"/>
      <style:text-properties officeooo:rsid="00028cd3" officeooo:paragraph-rsid="0005b2db"/>
    </style:style>
    <style:style style:name="P5" style:family="paragraph" style:parent-style-name="Standard">
      <style:paragraph-properties fo:margin-left="3.752cm" fo:margin-right="0cm" fo:text-indent="-0.635cm" style:auto-text-indent="false" fo:break-before="page"/>
      <style:text-properties officeooo:rsid="00028cd3" officeooo:paragraph-rsid="00028cd3"/>
    </style:style>
    <style:style style:name="P6" style:family="paragraph" style:parent-style-name="Standard">
      <style:paragraph-properties fo:margin-left="1.866cm" fo:margin-right="0cm" fo:text-indent="0cm" style:auto-text-indent="false"/>
      <style:text-properties officeooo:rsid="00028cd3" officeooo:paragraph-rsid="00028cd3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28cd3" officeooo:paragraph-rsid="00028cd3"/>
    </style:style>
    <style:style style:name="P8" style:family="paragraph" style:parent-style-name="Subtitle">
      <style:text-properties officeooo:rsid="000aec4f" officeooo:paragraph-rsid="000aec4f"/>
    </style:style>
    <style:style style:name="P9" style:family="paragraph" style:parent-style-name="Standard" style:list-style-name="L1">
      <style:text-properties officeooo:rsid="00028cd3" officeooo:paragraph-rsid="00028cd3"/>
    </style:style>
    <style:style style:name="P10" style:family="paragraph" style:parent-style-name="Standard" style:list-style-name="L1">
      <style:text-properties officeooo:rsid="00072234" officeooo:paragraph-rsid="00072234"/>
    </style:style>
    <style:style style:name="P11" style:family="paragraph" style:parent-style-name="Standard" style:list-style-name="L1">
      <style:text-properties officeooo:rsid="00050c29" officeooo:paragraph-rsid="00050c29"/>
    </style:style>
    <style:style style:name="P12" style:family="paragraph" style:parent-style-name="Standard" style:list-style-name="L1">
      <style:text-properties officeooo:rsid="00083ead" officeooo:paragraph-rsid="00083ead"/>
    </style:style>
    <style:style style:name="P13" style:family="paragraph" style:parent-style-name="Standard" style:list-style-name="L1">
      <style:text-properties officeooo:rsid="0005b2db" officeooo:paragraph-rsid="0005b2db"/>
    </style:style>
    <style:style style:name="P14" style:family="paragraph" style:parent-style-name="Standard" style:list-style-name="L1">
      <style:text-properties officeooo:rsid="000a2ec3" officeooo:paragraph-rsid="000a2ec3"/>
    </style:style>
    <style:style style:name="P15" style:family="paragraph" style:parent-style-name="Standard" style:list-style-name="L1">
      <style:text-properties officeooo:rsid="00048058" officeooo:paragraph-rsid="00048058"/>
    </style:style>
    <style:style style:name="P16" style:family="paragraph" style:parent-style-name="Standard" style:list-style-name="L1">
      <style:paragraph-properties fo:margin-left="1.251cm" fo:margin-right="0cm" fo:text-indent="-0.635cm" style:auto-text-indent="false"/>
      <style:text-properties officeooo:rsid="00028cd3" officeooo:paragraph-rsid="00028cd3"/>
    </style:style>
    <style:style style:name="P17" style:family="paragraph" style:parent-style-name="Standard" style:list-style-name="L1">
      <style:paragraph-properties fo:margin-left="2.501cm" fo:margin-right="0cm" fo:text-indent="-0.635cm" style:auto-text-indent="false"/>
      <style:text-properties officeooo:rsid="00028cd3" officeooo:paragraph-rsid="00028cd3"/>
    </style:style>
    <style:style style:name="P18" style:family="paragraph" style:parent-style-name="Standard" style:list-style-name="L1">
      <style:paragraph-properties fo:margin-left="2.501cm" fo:margin-right="0cm" fo:text-indent="-0.635cm" style:auto-text-indent="false"/>
      <style:text-properties officeooo:rsid="00028cd3" officeooo:paragraph-rsid="00072234"/>
    </style:style>
    <style:style style:name="P19" style:family="paragraph" style:parent-style-name="Standard" style:list-style-name="L1">
      <style:paragraph-properties fo:margin-left="2.501cm" fo:margin-right="0cm" fo:text-indent="-0.635cm" style:auto-text-indent="false"/>
      <style:text-properties officeooo:rsid="00028cd3" officeooo:paragraph-rsid="000a2ec3"/>
    </style:style>
    <style:style style:name="P20" style:family="paragraph" style:parent-style-name="Standard" style:list-style-name="L1">
      <style:paragraph-properties fo:margin-left="2.501cm" fo:margin-right="0cm" fo:text-indent="-0.635cm" style:auto-text-indent="false"/>
      <style:text-properties officeooo:rsid="00028cd3" officeooo:paragraph-rsid="00048058"/>
    </style:style>
    <style:style style:name="P21" style:family="paragraph" style:parent-style-name="Standard" style:list-style-name="L1">
      <style:paragraph-properties fo:margin-left="2.501cm" fo:margin-right="0cm" fo:text-indent="-0.635cm" style:auto-text-indent="false"/>
      <style:text-properties officeooo:rsid="00050c29" officeooo:paragraph-rsid="00050c29"/>
    </style:style>
    <style:style style:name="P22" style:family="paragraph" style:parent-style-name="Standard" style:list-style-name="L1">
      <style:paragraph-properties fo:margin-left="2.501cm" fo:margin-right="0cm" fo:text-indent="-0.635cm" style:auto-text-indent="false"/>
      <style:text-properties officeooo:rsid="00050c29" officeooo:paragraph-rsid="00083ead"/>
    </style:style>
    <style:style style:name="P23" style:family="paragraph" style:parent-style-name="Standard" style:list-style-name="L1">
      <style:paragraph-properties fo:margin-left="2.501cm" fo:margin-right="0cm" fo:text-indent="-0.635cm" style:auto-text-indent="false"/>
      <style:text-properties officeooo:rsid="0005b2db" officeooo:paragraph-rsid="0005b2db"/>
    </style:style>
    <style:style style:name="P24" style:family="paragraph" style:parent-style-name="Standard" style:list-style-name="L1">
      <style:paragraph-properties fo:margin-left="2.501cm" fo:margin-right="0cm" fo:text-indent="-0.635cm" style:auto-text-indent="false"/>
      <style:text-properties officeooo:rsid="000d847b" officeooo:paragraph-rsid="000d847b"/>
    </style:style>
    <style:style style:name="P25" style:family="paragraph" style:parent-style-name="Standard" style:list-style-name="L1">
      <style:paragraph-properties fo:margin-left="3.752cm" fo:margin-right="0cm" fo:text-indent="-0.635cm" style:auto-text-indent="false"/>
      <style:text-properties officeooo:rsid="00028cd3" officeooo:paragraph-rsid="00028cd3"/>
    </style:style>
    <style:style style:name="P26" style:family="paragraph" style:parent-style-name="Standard" style:list-style-name="L1">
      <style:paragraph-properties fo:margin-left="3.752cm" fo:margin-right="0cm" fo:text-indent="-0.635cm" style:auto-text-indent="false"/>
      <style:text-properties officeooo:rsid="00028cd3" officeooo:paragraph-rsid="00050c29"/>
    </style:style>
    <style:style style:name="P27" style:family="paragraph" style:parent-style-name="Standard" style:list-style-name="L1">
      <style:paragraph-properties fo:margin-left="3.752cm" fo:margin-right="0cm" fo:text-indent="-0.635cm" style:auto-text-indent="false"/>
      <style:text-properties officeooo:rsid="00028cd3" officeooo:paragraph-rsid="00083ead"/>
    </style:style>
    <style:style style:name="P28" style:family="paragraph" style:parent-style-name="Standard" style:list-style-name="L1">
      <style:paragraph-properties fo:margin-left="3.752cm" fo:margin-right="0cm" fo:text-indent="-0.635cm" style:auto-text-indent="false"/>
      <style:text-properties officeooo:rsid="00028cd3" officeooo:paragraph-rsid="0005b2db"/>
    </style:style>
    <style:style style:name="P29" style:family="paragraph" style:parent-style-name="Text_20_body" style:list-style-name="L2">
      <style:text-properties officeooo:rsid="000c6692" officeooo:paragraph-rsid="000c6692"/>
    </style:style>
    <style:style style:name="P30" style:family="paragraph" style:parent-style-name="Text_20_body" style:list-style-name="L3">
      <style:text-properties officeooo:rsid="000aec4f" officeooo:paragraph-rsid="000aec4f"/>
    </style:style>
    <style:style style:name="P31" style:family="paragraph" style:parent-style-name="Title" style:list-style-name="L1">
      <style:text-properties officeooo:rsid="00028cd3" officeooo:paragraph-rsid="00028cd3"/>
    </style:style>
    <style:style style:name="T1" style:family="text">
      <style:text-properties officeooo:rsid="00048058"/>
    </style:style>
    <style:style style:name="T2" style:family="text">
      <style:text-properties officeooo:rsid="00072234"/>
    </style:style>
    <style:style style:name="T3" style:family="text">
      <style:text-properties officeooo:rsid="0008cb17"/>
    </style:style>
    <style:style style:name="T4" style:family="text">
      <style:text-properties officeooo:rsid="000aec4f"/>
    </style:style>
    <style:style style:name="T5" style:family="text">
      <style:text-properties officeooo:rsid="000c66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77410336649472425" text:style-name="L1">
        <text:list-header>
          <text:p text:style-name="P9"/>
          <text:p text:style-name="P31">Übersicht Grafiken</text:p>
          <text:p text:style-name="P16"/>
        </text:list-header>
        <text:list-item>
          <text:p text:style-name="P16">Icons: Feuer, Pest, stillgelegt, Lager voll</text:p>
        </text:list-item>
        <text:list-item>
          <text:p text:style-name="P17">1 Ansicht, mehrere Animationsframes</text:p>
        </text:list-item>
      </text:list>
      <text:p text:style-name="P1"/>
      <text:list xml:id="list104344594096015" text:continue-numbering="true" text:style-name="L1">
        <text:list-item>
          <text:p text:style-name="P16">Verschiedene Bewohner, die rumlaufen:</text:p>
        </text:list-item>
        <text:list-item>
          <text:p text:style-name="P17">8 Ansichten x mehrere Animationsframes</text:p>
        </text:list-item>
      </text:list>
      <text:p text:style-name="P1"/>
      <text:list xml:id="list104344045887117" text:continue-numbering="true" text:style-name="L1">
        <text:list-item>
          <text:p text:style-name="P10">Typ, der am Marktplatz rumsteht</text:p>
        </text:list-item>
        <text:list-item>
          <text:p text:style-name="P18"><text:span text:style-name="T2">4</text:span> Ansichten x mehrere Animationsframes</text:p>
          <text:p text:style-name="P17"/>
        </text:list-item>
        <text:list-item>
          <text:p text:style-name="P9">Kühe</text:p>
        </text:list-item>
        <text:list-item>
          <text:p text:style-name="P17">Grasen</text:p>
        </text:list-item>
        <text:list-item>
          <text:p text:style-name="P25">8 Ansichten x mehrere Animationsframes</text:p>
        </text:list-item>
        <text:list-item>
          <text:p text:style-name="P17">Laufen</text:p>
        </text:list-item>
        <text:list-item>
          <text:p text:style-name="P25">8 Ansichten x mehrere Animationsframes</text:p>
          <text:p text:style-name="P9"/>
        </text:list-item>
        <text:list-item>
          <text:p text:style-name="P9">Farmer (Getreidefarm)</text:p>
        </text:list-item>
        <text:list-item>
          <text:p text:style-name="P17">Laufen</text:p>
        </text:list-item>
        <text:list-item>
          <text:p text:style-name="P25">8 Ansichten x mehrere Animationsframes</text:p>
        </text:list-item>
        <text:list-item>
          <text:p text:style-name="P17">Ernten</text:p>
        </text:list-item>
        <text:list-item>
          <text:p text:style-name="P25">8 Ansichten x mehrere Animationsframes</text:p>
          <text:p text:style-name="P17"/>
        </text:list-item>
        <text:list-item>
          <text:p text:style-name="P16">Träger, Marktkaren</text:p>
        </text:list-item>
        <text:list-item>
          <text:p text:style-name="P17">voll</text:p>
        </text:list-item>
        <text:list-item>
          <text:p text:style-name="P25">8 Ansichten x mehrere Animationsframes</text:p>
        </text:list-item>
        <text:list-item>
          <text:p text:style-name="P17">leer</text:p>
        </text:list-item>
        <text:list-item>
          <text:p text:style-name="P25">8 Ansichten x mehrere Animationsframes</text:p>
        </text:list-item>
      </text:list>
      <text:p text:style-name="P2"/>
      <text:list xml:id="list104344654254398" text:continue-numbering="true" text:style-name="L1">
        <text:list-item>
          <text:p text:style-name="P11">Schiff</text:p>
        </text:list-item>
        <text:list-item>
          <text:p text:style-name="P21">vor Anker</text:p>
        </text:list-item>
        <text:list-item>
          <text:p text:style-name="P26">8 Ansichten x mehrere Animationsframes</text:p>
        </text:list-item>
        <text:list-item>
          <text:p text:style-name="P21">segelnd</text:p>
        </text:list-item>
        <text:list-item>
          <text:p text:style-name="P26">8 Ansichten x mehrere Animationsframes</text:p>
        </text:list-item>
      </text:list>
      <text:p text:style-name="P3"/>
      <text:list xml:id="list104343921459012" text:continue-numbering="true" text:style-name="L1">
        <text:list-item>
          <text:p text:style-name="P12">Fischerboot</text:p>
        </text:list-item>
        <text:list-item>
          <text:p text:style-name="P24">vor Anker + Fisch rausziehen</text:p>
        </text:list-item>
        <text:list-item>
          <text:p text:style-name="P27"><text:span text:style-name="T3">8</text:span> Ansichten x mehrere Animationsframes</text:p>
        </text:list-item>
        <text:list-item>
          <text:p text:style-name="P22">segelnd</text:p>
        </text:list-item>
        <text:list-item>
          <text:p text:style-name="P27">8 Ansichten x mehrere Animationsframes</text:p>
        </text:list-item>
      </text:list>
      <text:p text:style-name="P2"/>
      <text:p text:style-name="P5"/>
      <text:list xml:id="list104344436949516" text:continue-numbering="true" text:style-name="L1">
        <text:list-item>
          <text:p text:style-name="P9">Produktionsgebäude</text:p>
        </text:list-item>
        <text:list-item>
          <text:p text:style-name="P17">in Ruhe</text:p>
        </text:list-item>
        <text:list-item>
          <text:p text:style-name="P25">4 Ansichten x statisches Bild</text:p>
        </text:list-item>
        <text:list-item>
          <text:p text:style-name="P17">am Arbeiten</text:p>
        </text:list-item>
        <text:list-item>
          <text:p text:style-name="P25">4 Ansichten x mehrere Animationsframes</text:p>
        </text:list-item>
      </text:list>
      <text:p text:style-name="P2"/>
      <text:list xml:id="list104343820487819" text:continue-numbering="true" text:style-name="L1">
        <text:list-item>
          <text:p text:style-name="P13">Marktplatz</text:p>
        </text:list-item>
        <text:list-item>
          <text:p text:style-name="P23">mehrere Zustände, z.B. nur 2 Zelte vs. Marktplatz voll</text:p>
        </text:list-item>
        <text:list-item>
          <text:p text:style-name="P28">4 Ansichten</text:p>
        </text:list-item>
      </text:list>
      <text:p text:style-name="P4"/>
      <text:list xml:id="list104344356966386" text:continue-numbering="true" text:style-name="L1">
        <text:list-item>
          <text:p text:style-name="P14">Feuerwehr</text:p>
        </text:list-item>
        <text:list-item>
          <text:p text:style-name="P19">4 Ansichten x mehrere Animationsframes</text:p>
        </text:list-item>
      </text:list>
      <text:p text:style-name="P2"/>
      <text:list xml:id="list104343571349605" text:continue-numbering="true" text:style-name="L1">
        <text:list-item>
          <text:p text:style-name="P9">Landschaftskachel (fix)</text:p>
        </text:list-item>
        <text:list-item>
          <text:p text:style-name="P17">4 Ansichten x statisches Bild</text:p>
          <text:p text:style-name="P17"/>
        </text:list-item>
        <text:list-item>
          <text:p text:style-name="P9">Landschaftskachel (wachsend, z.B. Wald, Getreide)</text:p>
        </text:list-item>
        <text:list-item>
          <text:p text:style-name="P17">4 Ansichten x mehrere <text:span text:style-name="T4">Zustände</text:span></text:p>
          <text:p text:style-name="P17"/>
        </text:list-item>
        <text:list-item>
          <text:p text:style-name="P9">Landschaftskachel (animiert, z.B. Fluß, Ozean)</text:p>
        </text:list-item>
        <text:list-item>
          <text:p text:style-name="P17">4 Ansichten x mehrere Animationsframes</text:p>
        </text:list-item>
      </text:list>
      <text:p text:style-name="P1"/>
      <text:list xml:id="list104345004342155" text:continue-numbering="true" text:style-name="L1">
        <text:list-item>
          <text:p text:style-name="P15">Gui-Element (z.B. Button)</text:p>
        </text:list-item>
        <text:list-item>
          <text:p text:style-name="P20"><text:span text:style-name="T1">ein oder </text:span>mehrere <text:span text:style-name="T1">Einzelbilder (z.B. Button normal, Button aktiviert oder Karte drehen in 4 Zuständen)</text:span></text:p>
        </text:list-item>
      </text:list>
      <text:p text:style-name="P6"/>
      <text:p text:style-name="P7"/>
      <text:p text:style-name="P8">Fazit</text:p>
      <text:list xml:id="list1822201397853448381" text:style-name="L2">
        <text:list-item>
          <text:p text:style-name="P29">Verschiedene Grafiken (name)</text:p>
        </text:list-item>
      </text:list>
      <text:list xml:id="list4018376047997920946" text:style-name="L3">
        <text:list-item>
          <text:p text:style-name="P30">Zustände <text:span text:style-name="T5">(state)</text:span></text:p>
        </text:list-item>
        <text:list-item>
          <text:p text:style-name="P30">Ansichten <text:span text:style-name="T5">(view)</text:span></text:p>
        </text:list-item>
        <text:list-item>
          <text:p text:style-name="P30">Frames einer Animation <text:span text:style-name="T5">(fram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ünch</meta:initial-creator>
    <meta:creation-date>2015-01-01T17:11:12.888889544</meta:creation-date>
    <dc:date>2016-06-08T10:43:43.039896951</dc:date>
    <dc:creator>Alexander Münch</dc:creator>
    <meta:editing-duration>PT6H25M8S</meta:editing-duration>
    <meta:editing-cycles>14</meta:editing-cycles>
    <meta:generator>LibreOffice/5.1.3.2$Linux_X86_64 LibreOffice_project/10m0$Build-2</meta:generator>
    <meta:document-statistic meta:table-count="0" meta:image-count="0" meta:object-count="0" meta:page-count="2" meta:paragraph-count="62" meta:word-count="254" meta:character-count="1485" meta:non-whitespace-character-count="1347"/>
  </office:meta>
</office:document-meta>
</file>